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c84c9" officeooo:paragraph-rsid="001c84c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fo:font-weight="bold" officeooo:rsid="001cc75e" officeooo:paragraph-rsid="001cc75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84c9" officeooo:paragraph-rsid="001c84c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c84c9" officeooo:paragraph-rsid="001c84c9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2pt" officeooo:rsid="001cc75e" officeooo:paragraph-rsid="001cc75e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cc75e" officeooo:paragraph-rsid="001cc75e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normal" officeooo:rsid="001c84c9" officeooo:paragraph-rsid="001c84c9" style:font-size-asian="10.5pt" style:font-weight-asian="normal" style:font-size-complex="12pt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a de aplicación</text:p>
      <text:p text:style-name="P1"/>
      <text:p text:style-name="P2">Registro de cambios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6">Detalle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Responsable</text:p>
          </table:table-cell>
        </table:table-row>
        <table:table-row>
          <table:table-cell table:style-name="Tabla1.A2" office:value-type="string">
            <text:p text:style-name="P5">Creación del documento digital</text:p>
          </table:table-cell>
          <table:table-cell table:style-name="Tabla1.A2" office:value-type="string">
            <text:p text:style-name="P5">10/1/2018</text:p>
          </table:table-cell>
          <table:table-cell table:style-name="Tabla1.C2" office:value-type="string">
            <text:p text:style-name="P5">Francisco Méndez Escobedo</text:p>
          </table:table-cell>
        </table:table-row>
      </table:table>
      <text:p text:style-name="P1"/>
      <text:p text:style-name="P4"/>
      <text:list xml:id="list8056031093828413564" text:style-name="L1">
        <text:list-item>
          <text:p text:style-name="P7">Módulo Clientes:</text:p>
          <text:list>
            <text:list-item>
              <text:p text:style-name="P7">CRUD de clientes</text:p>
            </text:list-item>
          </text:list>
          <text:p text:style-name="P7"/>
        </text:list-item>
        <text:list-item>
          <text:p text:style-name="P7">Módulo Administrativo:</text:p>
          <text:list>
            <text:list-item>
              <text:p text:style-name="P7">Gráficos de utilidades</text:p>
            </text:list-item>
            <text:list-item>
              <text:p text:style-name="P7">Gestión de la página/aplicación</text:p>
            </text:list-item>
            <text:list-item>
              <text:p text:style-name="P7">Ganancias </text:p>
            </text:list-item>
            <text:list-item>
              <text:p text:style-name="P7">Gastos</text:p>
              <text:p text:style-name="P7"/>
            </text:list-item>
          </text:list>
        </text:list-item>
        <text:list-item>
          <text:p text:style-name="P7">Módulo Pedidos:</text:p>
          <text:list>
            <text:list-item>
              <text:p text:style-name="P7">Atención al cliente</text:p>
            </text:list-item>
            <text:list-item>
              <text:p text:style-name="P7">Gestión de pedidos</text:p>
              <text:list>
                <text:list-item>
                  <text:p text:style-name="P7">Pedido de cliente personalizado</text:p>
                </text:list-item>
                <text:list-item>
                  <text:p text:style-name="P7">Pedido de cliente establecido (No personalizado)</text:p>
                  <text:p text:style-name="P7"/>
                </text:list-item>
              </text:list>
            </text:list-item>
          </text:list>
        </text:list-item>
        <text:list-item>
          <text:p text:style-name="P7">Módulo Calendario:</text:p>
          <text:list>
            <text:list-item>
              <text:p text:style-name="P7">Tiempos de entrega</text:p>
            </text:list-item>
            <text:list-item>
              <text:p text:style-name="P7">Disponibilidad</text:p>
            </text:list-item>
          </text:list>
        </text:list-item>
      </text:list>
      <text:p text:style-name="P3"/>
      <text:list xml:id="list93822391166055" text:continue-numbering="true" text:style-name="L1">
        <text:list-item>
          <text:p text:style-name="P7">Módulo Información:</text:p>
          <text:list>
            <text:list-item>
              <text:p text:style-name="P7">Empresa</text:p>
            </text:list-item>
            <text:list-item>
              <text:p text:style-name="P7">Contactos</text:p>
            </text:list-item>
          </text:list>
        </text:list-item>
      </text:list>
      <text:p text:style-name="P3"/>
      <text:list xml:id="list93821558157774" text:continue-numbering="true" text:style-name="L1">
        <text:list-item>
          <text:p text:style-name="P7">Módulo Inventario:</text:p>
          <text:list>
            <text:list-item>
              <text:p text:style-name="P7">Proveedores</text:p>
            </text:list-item>
            <text:list-item>
              <text:p text:style-name="P7">Productos</text:p>
            </text:list-item>
            <text:list-item>
              <text:p text:style-name="P7">Publicidad</text:p>
            </text:list-item>
            <text:list-item>
              <text:p text:style-name="P7">Compras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8:53:38.839405741</meta:creation-date>
    <dc:date>2018-01-10T09:38:20.869231272</dc:date>
    <meta:editing-duration>PT12M26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1" meta:paragraph-count="34" meta:word-count="93" meta:character-count="548" meta:non-whitespace-character-count="511"/>
  </office:meta>
</office:document-meta>
</file>